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O" svg:font-family="'Linux Libertine O'"/>
    <style:font-face style:name="Lohit Devanagari1" svg:font-family="'Lohit Devanagari'"/>
    <style:font-face style:name="Ubuntu Mono" svg:font-family="'Ubuntu Mono'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color="#666666" style:font-name="Ubuntu Mono"/>
    </style:style>
    <style:style style:name="P2" style:family="paragraph" style:parent-style-name="Standard">
      <style:text-properties style:font-name="Ubuntu Mono"/>
    </style:style>
    <style:style style:name="P3" style:family="paragraph" style:parent-style-name="Standard">
      <style:text-properties style:font-name="Ubuntu Mono" fo:font-weight="bold" style:font-weight-asian="bold" style:font-weight-complex="bold"/>
    </style:style>
    <style:style style:name="P4" style:family="paragraph" style:parent-style-name="Standard">
      <style:text-properties style:font-name="Ubuntu Mono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Ubuntu Mono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a0a1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a0a1c" style:font-style-asian="normal" style:font-style-complex="normal"/>
    </style:style>
    <style:style style:name="Sect1" style:family="section">
      <style:section-properties text:dont-balance-text-columns="false" fo:margin-left="0in" fo:margin-right="-0.1374in" style:editable="false">
        <style:columns fo:column-count="2">
          <style:column style:rel-width="6786*" fo:start-indent="0in" fo:end-indent="0.1in"/>
          <style:column style:rel-width="6984*" fo:start-indent="0.1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"><text:span text:style-name="T1">/+</text:span> <text:s/>dbug</text:p>
        <text:p text:style-name="P3">|%</text:p>
        <text:p text:style-name="P2"><text:span text:style-name="T1">+$</text:span> <text:s/>versioned-state</text:p>
        <text:p text:style-name="P2"><text:s text:c="2"/><text:span text:style-name="T1">$%</text:span> <text:s/>state-0</text:p>
        <text:p text:style-name="P2"><text:s text:c="2"/>==</text:p>
        <text:p text:style-name="P2">::</text:p>
        <text:p text:style-name="P2"><text:span text:style-name="T1">+$</text:span> <text:s/>state-0</text:p>
        <text:p text:style-name="P2"><text:s text:c="2"/><text:span text:style-name="T1">$:</text:span> <text:s/>[%0 hexes=`(<text:span text:style-name="T5">list @ux</text:span>)`]</text:p>
        <text:p text:style-name="P2"><text:s text:c="2"/>==</text:p>
        <text:p text:style-name="P2">::</text:p>
        <text:p text:style-name="P2"><text:span text:style-name="T1">+$</text:span> <text:s/>card <text:s/>card:agent:gall</text:p>
        <text:p text:style-name="P2"><text:span text:style-name="T1">%-</text:span> <text:s/>agent:dbug</text:p>
        <text:p text:style-name="P2"><text:span text:style-name="T1">=|</text:span> <text:s/>state-0</text:p>
        <text:p text:style-name="P2"><text:span text:style-name="T1">=*</text:span> <text:s/>state <text:s/>-</text:p>
        <text:p text:style-name="P2"><text:span text:style-name="T1">^-</text:span> <text:s/>agent:gall</text:p>
        <text:p text:style-name="P3">=&lt;</text:p>
        <text:p text:style-name="P2"><text:span text:style-name="T1">|_</text:span> <text:s/>bowl:gall</text:p>
        <text:p text:style-name="P2"><text:span text:style-name="T1">+*</text:span> <text:s/>this <text:s text:c="5"/>.</text:p>
        <text:p text:style-name="P2"><text:s text:c="4"/>default <text:s text:c="2"/>~(. (default-agent this <text:span text:style-name="T1">%|</text:span>) bowl)</text:p>
        <text:p text:style-name="P2"><text:s text:c="4"/>main <text:s text:c="5"/>~(. +&gt; bowl)</text:p>
        <text:p text:style-name="P5">::</text:p>
        <text:p text:style-name="P2"><text:span text:style-name="T1">++</text:span> <text:s/>on-init</text:p>
        <text:p text:style-name="P2"><text:s text:c="2"/>`this</text:p>
        <text:p text:style-name="P4">::</text:p>
        <text:p text:style-name="P2"><text:span text:style-name="T1">++</text:span> <text:s/>on-save</text:p>
        <text:p text:style-name="P2"><text:s text:c="2"/><text:span text:style-name="T1">!&gt;</text:span><text:span text:style-name="T3">(s</text:span>tate)</text:p>
        <text:p text:style-name="P5">::</text:p>
        <text:p text:style-name="P2"><text:span text:style-name="T1">++</text:span> <text:s/>on-load</text:p>
        <text:p text:style-name="P2"><text:s text:c="2"/><text:span text:style-name="T1">|=</text:span> <text:s/>=old-state=<text:span text:style-name="T5">vase</text:span></text:p>
        <text:p text:style-name="P2"><text:s text:c="2"/>`this(state <text:span text:style-name="T1">!&lt;</text:span>(<text:span text:style-name="T2">@</text:span> old-state-vase))</text:p>
        <text:p text:style-name="P2">::</text:p>
        <text:p text:style-name="P2"><text:span text:style-name="T1">++</text:span> <text:s/>on-poke</text:p>
        <text:p text:style-name="P2"><text:s text:c="2"/><text:span text:style-name="T1">|=</text:span> <text:s/>[=<text:span text:style-name="T5">mark</text:span> =<text:span text:style-name="T5">vase</text:span>]</text:p>
        <text:p text:style-name="P2"><text:s text:c="2"/><text:span text:style-name="T1">~&amp;</text:span> <text:s/>&gt; <text:s/>state=<text:span text:style-name="T5">state</text:span></text:p>
        <text:p text:style-name="P2"><text:s text:c="2"/><text:span text:style-name="T1">~&amp;</text:span> <text:s/>got-poked-with-data=<text:span text:style-name="T6">mark</text:span></text:p>
        <text:p text:style-name="P2"><text:s text:c="2"/><text:span text:style-name="T1">=.</text:span> <text:s/>state <text:s/>+(state)</text:p>
        <text:p text:style-name="P2"><text:s text:c="2"/>`this</text:p>
        <text:p text:style-name="P5">::</text:p>
        <text:p text:style-name="P2"><text:span text:style-name="T1">++</text:span> <text:s/>on-watch</text:p>
        <text:p text:style-name="P2"><text:s text:c="2"/><text:span text:style-name="T1">|=</text:span> <text:s/>path</text:p>
        <text:p text:style-name="P2"><text:s text:c="2"/>`this</text:p>
        <text:p text:style-name="P5">::</text:p>
        <text:p text:style-name="P2"><text:span text:style-name="T1">++</text:span> <text:s/>on-leave</text:p>
        <text:p text:style-name="P2"><text:s text:c="2"/><text:span text:style-name="T1">|=</text:span> <text:s/>path</text:p>
        <text:p text:style-name="P2"><text:s text:c="2"/>`this</text:p>
        <text:p text:style-name="P5">::</text:p>
        <text:p text:style-name="P2"><text:span text:style-name="T1">++</text:span> <text:s/>on-peek</text:p>
        <text:p text:style-name="P2"><text:s text:c="2"/><text:span text:style-name="T1">|=</text:span> <text:s/>path</text:p>
        <text:p text:style-name="P2"><text:s text:c="2"/>*(<text:span text:style-name="T5">unit</text:span> (<text:span text:style-name="T5">unit cage</text:span>))</text:p>
        <text:p text:style-name="P5">::</text:p>
        <text:p text:style-name="P2"><text:span text:style-name="T1">++</text:span> <text:s/>on-agent</text:p>
        <text:p text:style-name="P2"><text:s text:c="2"/><text:span text:style-name="T1">|=</text:span> <text:s/>[<text:span text:style-name="T5">wire sign</text:span>:agent:gall]</text:p>
        <text:p text:style-name="P2"><text:s text:c="2"/>`this</text:p>
        <text:p text:style-name="P2">::</text:p>
        <text:p text:style-name="P2"><text:span text:style-name="T1">++</text:span> <text:s/>on-arvo</text:p>
        <text:p text:style-name="P2"><text:s text:c="2"/><text:span text:style-name="T1">|=</text:span> <text:s/>[<text:span text:style-name="T5">wire sign-arvo</text:span>]</text:p>
        <text:p text:style-name="P2"><text:s text:c="2"/>`this</text:p>
        <text:p text:style-name="P5">::</text:p>
        <text:p text:style-name="P2"><text:span text:style-name="T1">++</text:span> <text:s/>on-fail</text:p>
        <text:p text:style-name="P2"><text:s text:c="2"/><text:span text:style-name="T1">|=</text:span> <text:s/>[<text:span text:style-name="T5">term tang</text:span>]</text:p>
        <text:p text:style-name="P2"><text:s text:c="2"/>`this</text:p>
        <text:p text:style-name="P2"><text:s text:c="2"/><text:span text:style-name="T1">--</text:span></text:p>
        <text:p text:style-name="P2"><text:s text:c="2"/><text:span text:style-name="T1">|_</text:span> <text:s/>=<text:span text:style-name="T5">bowl</text:span>:gall</text:p>
        <text:p text:style-name="P2"><text:s text:c="2"/><text:span text:style-name="T1">++</text:span> <text:s/>handle-action</text:p>
        <text:p text:style-name="P2"><text:s text:c="4"/><text:span text:style-name="T1">|=</text:span> <text:s/>=<text:span text:style-name="T5">action</text:span></text:p>
        <text:p text:style-name="P2"><text:s text:c="4"/><text:span text:style-name="T1">^-</text:span> <text:s/>(<text:span text:style-name="T5">quip card _state</text:span>)</text:p>
        <text:p text:style-name="P2"><text:s text:c="4"/><text:span text:style-name="T1">?-</text:span> <text:s text:c="3"/>-.action</text:p>
        <text:p text:style-name="P2"><text:s text:c="6"/><text:span text:style-name="T2">::</text:span></text:p>
        <text:p text:style-name="P2"><text:s text:c="8"/>%append-value</text:p>
        <text:p text:style-name="P2"><text:s text:c="6"/><text:span text:style-name="T1">=.</text:span> <text:s/>hexes.state <text:s/>(weld hexes.state value.action)</text:p>
        <text:p text:style-name="P2"><text:s text:c="6"/><text:span text:style-name="T1">:_</text:span> <text:s/>state</text:p>
        <text:p text:style-name="P2"><text:s text:c="6"/>~[[%give %fact ~[/hexes] [%atom <text:span text:style-name="T1">!&gt;</text:span>(hexes.state)]]]</text:p>
        <text:p text:style-name="P2"><text:s text:c="4"/><text:span text:style-name="T1">==</text:span></text:p>
        <text:p text:style-name="P2"><text:s text:c="2"/><text:span text:style-name="T1">--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O" svg:font-family="'Linux Libertine O'"/>
    <style:font-face style:name="Lohit Devanagari1" svg:font-family="'Lohit Devanagari'"/>
    <style:font-face style:name="Ubuntu Mono" svg:font-family="'Ubuntu Mono'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nux Libertine O" fo:font-family="'Linux Libertine O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666666" style:font-name="Ubuntu Mono"/>
    </style:style>
    <style:style style:name="MT1" style:family="text">
      <style:text-properties officeooo:rsid="001a0a1c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%<text:span text:style-name="MT1">gall: <text:s/></text:span>%<text:span text:style-name="MT1">grub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3:06:24.726745508</meta:creation-date>
    <dc:date>2021-09-17T15:40:14.256110441</dc:date>
    <meta:editing-duration>PT2H23M39S</meta:editing-duration>
    <meta:editing-cycles>1</meta:editing-cycles>
    <meta:document-statistic meta:table-count="0" meta:image-count="0" meta:object-count="0" meta:page-count="1" meta:paragraph-count="75" meta:word-count="148" meta:character-count="1007" meta:non-whitespace-character-count="758"/>
    <meta:generator>LibreOffice/6.4.7.2$Linux_X86_64 LibreOffice_project/40$Build-2</meta:generator>
  </office:meta>
</office:document-meta>
</file>